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Heading">
      <style:paragraph-properties fo:line-height="150%"/>
      <style:text-properties style:font-name="Arial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Heading">
      <style:paragraph-properties fo:line-height="150%"/>
      <style:text-properties fo:language="en" fo:country="US"/>
    </style:style>
    <style:style style:name="P7" style:family="paragraph" style:parent-style-name="Footer">
      <style:text-properties style:font-name="Calibri" fo:font-size="10pt" style:font-size-asian="10pt" style:font-size-complex="10pt"/>
    </style:style>
    <style:style style:name="P8" style:family="paragraph" style:parent-style-name="Table_20_of_20_Contents_20_Body">
      <style:text-properties style:font-name="Arial" fo:font-size="11pt" fo:language="en" fo:country="US" style:font-size-asian="11pt" style:font-size-complex="11pt"/>
    </style:style>
    <style:style style:name="P9" style:family="paragraph" style:parent-style-name="Table_20_of_20_Contents_20_Body">
      <style:text-properties style:font-name="Arial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EES Project</text:p>
      <text:p text:style-name="P2">Design Report</text:p>
      <text:p text:style-name="P2"/>
      <text:p text:style-name="P6"><text:span text:style-name="T1">Contents</text:span></text:p>
      <text:p text:style-name="P8"><text:tab/><text:tab/>Summary<text:tab/>1</text:p>
      <text:p text:style-name="P8"/>
      <text:p text:style-name="P8"><text:tab/>1.0<text:tab/>Introduction<text:tab/>2</text:p>
      <text:p text:style-name="P8"/>
      <text:p text:style-name="P8"><text:tab/>2.0<text:tab/>Scope<text:tab/>3</text:p>
      <text:p text:style-name="P8"/>
      <text:p text:style-name="P8"><text:tab/>3.0<text:tab/>Objectives<text:tab/>4</text:p>
      <text:p text:style-name="P8"/>
      <text:p text:style-name="P8"><text:tab/>4.0<text:tab/>Review of Existing Projects<text:tab/>5</text:p>
      <text:p text:style-name="P8"/>
      <text:p text:style-name="P8"><text:tab/>5.0<text:tab/>Development Plan<text:tab/>6</text:p>
      <text:p text:style-name="P8"/>
      <text:p text:style-name="P8"><text:tab/>6.0<text:tab/>Project Requirements<text:tab/>7</text:p>
      <text:p text:style-name="P8"/>
      <text:p text:style-name="P8"><text:tab/>7.0<text:tab/>Project Design Specifications<text:tab/>8</text:p>
      <text:p text:style-name="P8"><text:tab/><text:tab/>7.1<text:tab/>System Inputs<text:tab/>8</text:p>
      <text:p text:style-name="P8"><text:tab/><text:tab/>7.2<text:tab/>System Outputs<text:tab/>8</text:p>
      <text:p text:style-name="P8"><text:tab/><text:tab/>7.3<text:tab/>System <text:s/>Processes<text:tab/>9</text:p>
      <text:p text:style-name="P8"/>
      <text:p text:style-name="P8"><text:tab/>8.0<text:tab/>Considerations<text:tab/>10</text:p>
      <text:p text:style-name="P8"><text:tab/><text:tab/>8.1 <text:tab/>Sensor Type<text:tab/>11</text:p>
      <text:p text:style-name="P8"><text:tab/><text:tab/><text:tab/>8.1.1 Infrared<text:tab/>12</text:p>
      <text:p text:style-name="P8"><text:tab/><text:tab/><text:tab/>8.1.2 Ultrasonic<text:tab/>13</text:p>
      <text:p text:style-name="P8"><text:tab/><text:tab/><text:tab/>8.1.3 Time of Flight<text:tab/>14</text:p>
      <text:p text:style-name="P8"><text:tab/><text:tab/><text:tab/>8.1.4 Sensor Conclusions<text:tab/>15</text:p>
      <text:p text:style-name="P8"><text:tab/><text:tab/>8.2<text:tab/>Processing Technique<text:tab/>16</text:p>
      <text:p text:style-name="P8"><text:tab/><text:tab/>8.3<text:tab/>Peripheral Unit<text:tab/>16</text:p>
      <text:p text:style-name="P8"><text:tab/><text:tab/>8.4<text:tab/>Power Constraints<text:tab/>16</text:p>
      <text:p text:style-name="P8"/>
      <text:p text:style-name="P8"><text:tab/>9.0<text:tab/>System Testing<text:tab/>17</text:p>
      <text:p text:style-name="P8"><text:tab/><text:tab/>9.1<text:tab/>Test Setup<text:tab/>17</text:p>
      <text:p text:style-name="P8"><text:tab/><text:tab/>9.2<text:tab/>Test Protocol<text:tab/>18</text:p>
      <text:p text:style-name="P9"><text:tab/><text:tab/>9.3<text:tab/>Test Participants<text:tab/>18</text:p>
      <text:p text:style-name="P9"><text:tab/><text:tab/>9.4<text:tab/>Test Results<text:tab/>18</text:p>
      <text:p text:style-name="P9"><text:tab/><text:tab/>9.5<text:tab/>Observations<text:tab/>19</text:p>
      <text:p text:style-name="P9"/>
      <text:p text:style-name="P9"/>
      <text:p text:style-name="P4"/>
      <text:p text:style-name="P2">SEES Project</text:p>
      <text:p text:style-name="P2">Design Report</text:p>
      <text:p text:style-name="P3"/>
      <text:p text:style-name="P3"/>
      <text:p text:style-name="P9"><text:tab/>10.0<text:tab/>Conclusions<text:tab/>20</text:p>
      <text:p text:style-name="P9"/>
      <text:p text:style-name="P9"><text:tab/>11.0<text:tab/>Recommendation<text:tab/>21</text:p>
      <text:p text:style-name="P9"/>
      <text:p text:style-name="P9"><text:tab/><text:tab/>References<text:tab/>22</text:p>
      <text:p text:style-name="P9"/>
      <text:p text:style-name="P9"><text:tab/><text:tab/>Appendix A – Work Log<text:tab/>23</text:p>
      <text:p text:style-name="P9"/>
      <text:p text:style-name="P9"><text:tab/><text:tab/>Appendix B – Milestones<text:tab/>24</text:p>
      <text:p text:style-name="P9"/>
      <text:p text:style-name="P5">Tables</text:p>
      <text:p text:style-name="Table_20_of_20_Contents_20_Body"><text:tab/>Table 1 – Table Name<text:tab/>10</text:p>
      <text:p text:style-name="Table_20_of_20_Contents_20_Body"/>
      <text:p text:style-name="P1">Figures</text:p>
      <text:p text:style-name="Table_20_of_20_Contents_20_Body"><text:tab/>Figure 1 – Figure Name<text:tab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of_20_Contents_20_Body" style:display-name="Table of Contents Body" style:family="paragraph" style:class="text" style:master-page-name="">
      <style:paragraph-properties fo:line-height="115%" style:page-number="auto">
        <style:tab-stops>
          <style:tab-stop style:position="0.499cm"/>
          <style:tab-stop style:position="1.499cm"/>
          <style:tab-stop style:position="2.499cm"/>
          <style:tab-stop style:position="16cm" style:type="right" style:leader-style="dotted" style:leader-text="."/>
        </style:tab-stops>
      </style:paragraph-properties>
      <style:text-properties style:font-name="Arial1" fo:font-size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libri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1.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fo:border-top="0.002cm solid #000000" fo:border-bottom="none" fo:border-left="none" fo:border-right="none" fo:padding-top="0.25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SEES Project<text:tab/><text:tab/><text:page-number style:num-format="i" text:select-page="current">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0:04:35.09</meta:creation-date>
    <dc:date>2014-12-02T00:21:01.98</dc:date>
    <meta:editing-duration>PT16M2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41" meta:word-count="144" meta:character-count="846"/>
  </office:meta>
</office:document-meta>
</file>